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0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ff6b57"/>
    </style:style>
    <style:style style:name="T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7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9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1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3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ff6b57"/>
    </style:style>
    <style:style style:name="T24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2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7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28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0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3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2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3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4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3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6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3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8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39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4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1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4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3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44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4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6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4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8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4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0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51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5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5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5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7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58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5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0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6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2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6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4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65" style:family="text">
      <style:text-properties fo:font-size="12.00pt" fo:font-weight="normal" fo:font-family="'Courier New'" style:font-family-asian="'Courier New'" style:font-family-complex="'Courier New'" fo:background-color="transparent" style:use-window-font-color="true"/>
    </style:style>
    <style:style style:name="T66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6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8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6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0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7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2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7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7.00pt"/>
    </style:style>
    <style:style style:name="P2" style:family="paragraph">
      <style:paragraph-properties fo:line-height="120.00%" fo:text-align="justify" fo:margin-left="0.00pt" fo:text-indent="35.40pt" fo:margin-top="5.00pt" fo:margin-bottom="5.00pt"/>
    </style:style>
    <style:style style:name="P3" style:family="paragraph">
      <style:paragraph-properties fo:line-height="120.00%" fo:text-align="justify" fo:margin-top="5.00pt" fo:margin-bottom="5.00pt"/>
    </style:style>
    <style:style style:name="P4" style:family="paragraph">
      <style:paragraph-properties fo:line-height="115.00%" fo:text-align="center" fo:margin-bottom="7.00pt"/>
    </style:style>
    <style:style style:name="P5" style:family="paragraph">
      <style:paragraph-properties fo:line-height="120.00%" fo:text-align="justify" fo:margin-left="36.00pt" fo:text-indent="-18.00pt" fo:margin-top="5.00pt" fo:margin-bottom="5.00pt">
        <style:tab-stops>
          <style:tab-stop style:position="15.25pt"/>
        </style:tab-stops>
      </style:paragraph-properties>
    </style:style>
    <style:style style:name="P6" style:family="paragraph">
      <style:paragraph-properties fo:line-height="120.00%" fo:text-align="left" fo:margin-bottom="7.00pt"/>
    </style:style>
    <style:style style:name="P7" style:family="paragraph">
      <style:paragraph-properties fo:line-height="120.00%" fo:text-align="justify" fo:margin-bottom="7.00pt"/>
    </style:style>
    <style:style style:name="P8" style:family="paragraph">
      <style:paragraph-properties fo:line-height="100.00%" fo:text-align="center"/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/>
    </style:style>
  </office:automatic-styles>
  <office:body>
    <office:text>
      <text:p text:style-name="P1"><text:span text:style-name="T1">FRAMEWORK LARAVEL</text:span></text:p>
      <text:p text:style-name="P2"><text:span text:style-name="T2">Es un<text:s/></text:span><text:span text:style-name="T3">framework</text:span><text:span text:style-name="T4"><text:s/></text:span><text:span text:style-name="T5">PHP</text:span><text:span text:style-name="T6"><text:s/>de código abierto para<text:s/></text:span><text:span text:style-name="T7">desarrollar servicio</text:span><text:span text:style-name="T8">s y<text:s/></text:span><text:span text:style-name="T9">aplicaciones web</text:span><text:span text:style-name="T10">, como aplicaciones<text:s/></text:span><text:span text:style-name="T11">móviles</text:span><text:span text:style-name="T12">. Es uno de los framework más utilizados, lo que conlleva a ser uno de los más avanzado, con mayor funcionalidad, mayor comunidad, extensa documentación, curva de aprendizaje corta, entre otros.</text:span></text:p>
      <text:p text:style-name="P3"><text:span text:style-name="T12">Gracias a su diseño es<text:s/></text:span><text:span text:style-name="T13">fácil de aprender</text:span><text:span text:style-name="T14">,<text:s/></text:span><text:span text:style-name="T15">utilizar</text:span><text:span text:style-name="T16"><text:s/>y nos ofrece una forma de<text:s/></text:span><text:span text:style-name="T17">desarrollar</text:span><text:span text:style-name="T18"><text:s/>de manera más<text:s/></text:span><text:span text:style-name="T19">ágil</text:span><text:span text:style-name="T20"><text:s/>y<text:s/></text:span><text:span text:style-name="T21">rápida</text:span><text:span text:style-name="T22"><text:s/>las aplicaciones web, además nos ayuda a tener un mayor rendimiento en el sitio web.</text:span></text:p>
      <text:p text:style-name="P4"><text:span text:style-name="T23">VENTAJAS</text:span></text:p>
      <text:p text:style-name="P5"><text:span text:style-name="T24">o<text:tab/></text:span><text:span text:style-name="T25">Soporte para arquitectura MVC</text:span><text:span text:style-name="T26"><text:s/>Divide la aplicación en tres capas.</text:span></text:p>
      <text:p text:style-name="P5"><text:span text:style-name="T27">o<text:tab/></text:span><text:span text:style-name="T28">Eloquent ORM</text:span><text:span text:style-name="T29"><text:s/>para el manejo de BD de forma fácil y sencilla los procesos, nos protege contra inyección SQL ya que transforma las consultas en un sistema MVC.</text:span></text:p>
      <text:p text:style-name="P5"><text:span text:style-name="T30">o<text:tab/></text:span><text:span text:style-name="T31">Motor de plantillas usa<text:s/></text:span><text:span text:style-name="T32">Blade</text:span><text:span text:style-name="T33"><text:s/>para tener una mejor estructuración de las vistas, extender vistas unas a otras, donde tendremos las variables accesibles y poder utilizar código PHP…</text:span></text:p>
      <text:p text:style-name="P5"><text:span text:style-name="T34">o<text:tab/></text:span><text:span text:style-name="T35">Utiliza<text:s/></text:span><text:span text:style-name="T36">componentes</text:span><text:span text:style-name="T37"><text:s/>de framework como<text:s/></text:span><text:span text:style-name="T38">Symfony</text:span></text:p>
      <text:p text:style-name="P5"><text:span text:style-name="T39">o<text:tab/></text:span><text:span text:style-name="T40">Utiliza<text:s/></text:span><text:span text:style-name="T41">Composer</text:span><text:span text:style-name="T42"><text:s/>(gestor de paquetes), sin limitación solo a los plugins</text:span></text:p>
      <text:p text:style-name="P5"><text:span text:style-name="T43">o<text:tab/></text:span><text:span text:style-name="T44">Reducción de costos</text:span><text:span text:style-name="T45">, tiempos en<text:s/></text:span><text:span text:style-name="T46">desarrollo</text:span><text:span text:style-name="T47"><text:s/>y<text:s/></text:span><text:span text:style-name="T48">mantenimiento</text:span><text:span text:style-name="T49">.</text:span></text:p>
      <text:p text:style-name="P5"><text:span text:style-name="T50">o<text:tab/></text:span><text:span text:style-name="T51">Curva</text:span><text:span text:style-name="T52"><text:s/>de aprendizaje<text:s/></text:span><text:span text:style-name="T53">corta</text:span><text:span text:style-name="T54">, abundante<text:s/></text:span><text:span text:style-name="T55">documentación</text:span><text:span text:style-name="T56">,<text:s/></text:span><text:span text:style-name="T57">comunidad</text:span></text:p>
      <text:p text:style-name="P5"><text:span text:style-name="T58">o<text:tab/></text:span><text:span text:style-name="T59">Es<text:s/></text:span><text:span text:style-name="T60">modular</text:span><text:span text:style-name="T61"><text:s/>y con un extenso<text:s/></text:span><text:span text:style-name="T62">sistema de paquetes</text:span><text:span text:style-name="T63"><text:s/>y<text:s/></text:span><text:span text:style-name="T64">drivers</text:span></text:p>
      <text:p text:style-name="P5"><text:span text:style-name="T65">o<text:tab/></text:span><text:span text:style-name="T66">Código abierto<text:s/></text:span><text:span text:style-name="T67">y otras características… </text:span></text:p>
      <text:p text:style-name="P6"><text:span text:style-name="T67"/></text:p>
      <text:p text:style-name="P6"><text:span text:style-name="T67"/></text:p>
      <text:p text:style-name="P7"><text:span text:style-name="T68">Más información</text:span><text:span text:style-name="T69"><text:s/>sobre este framework, algunas características, ventajas…</text:span></text:p>
      <text:p text:style-name="P8"><text:a xlink:href="https://www.slideshare.net/RafaelLobo4/framework-laravel"><text:span text:style-name="T70">https://www.slideshare.net/RafaelLobo4/framework-laravel</text:span></text:a><text:span text:style-name="T71"/></text:p>
      <text:p text:style-name="P8"><text:span text:style-name="T71"/></text:p>
      <text:p text:style-name="P8"><text:a xlink:href="https://www.synergyweb.es/blog/laravel-desarrollo-medida.html"><text:span text:style-name="T72">https://www.synergyweb.es/blog/laravel-desarrollo-medida.html</text:span></text:a><text:span text:style-name="T73"/></text:p>
      <text:p text:style-name="P9"><text:span text:style-name="T73"/></text:p>
      <text:p text:style-name="P9"><draw:frame text:anchor-type="as-char" svg:width="171.11mm" svg:height="108.47mm" style:rel-width="scale" style:rel-height="scale"><draw:object-ole xlink:href="OleObj1"/><draw:image xlink:href="ObjectReplacements/OleObj1"/></draw:frame><text:span text:style-name="T75"/></text:p>
      <text:p text:style-name="P10"><text:span text:style-name="T7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